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1666in" fo:margin-bottom="0.1666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000000" style:letter-kerning="false"/>
    </style:style>
    <style:style style:name="P3" style:parent-style-name="Normal" style:family="paragraph">
      <style:paragraph-properties fo:margin-top="0.1666in" fo:margin-bottom="0.1666in" fo:line-height="100%"/>
    </style:style>
    <style:style style:name="T4" style:parent-style-name="DefaultParagraphFont" style:family="text">
      <style:text-properties style:font-name="Arial" style:font-name-asian="Times New Roman" style:font-name-complex="Arial" fo:color="#111111" style:letter-kerning="false" fo:font-size="13pt" style:font-size-asian="13pt" style:font-size-complex="13pt"/>
    </style:style>
    <style:style style:name="T5" style:parent-style-name="DefaultParagraphFont" style:family="text">
      <style:text-properties style:font-name="Arial" style:font-name-asian="Times New Roman" style:font-name-complex="Arial" fo:color="#111111" style:letter-kerning="false" fo:font-size="13.5pt" style:font-size-asian="13.5pt" style:font-size-complex="13.5pt" fo:background-color="#FFFFFF"/>
    </style:style>
    <style:style style:name="T6" style:parent-style-name="DefaultParagraphFont" style:family="text">
      <style:text-properties style:font-name="Arial" style:font-name-asian="Times New Roman" style:font-name-complex="Arial" fo:color="#111111" style:letter-kerning="false" fo:font-size="13pt" style:font-size-asian="13pt" style:font-size-complex="13pt"/>
    </style:style>
    <style:style style:name="P7" style:parent-style-name="Normal" style:family="paragraph">
      <style:paragraph-properties fo:margin-top="0.1666in" fo:margin-bottom="0.1666in" fo:line-height="100%"/>
    </style:style>
    <style:style style:name="T8" style:parent-style-name="DefaultParagraphFont" style:family="text">
      <style:text-properties style:font-name="Arial" style:font-name-asian="Times New Roman" style:font-name-complex="Arial" fo:color="#111111" style:letter-kerning="false" fo:font-size="13pt" style:font-size-asian="13pt" style:font-size-complex="13pt"/>
    </style:style>
    <style:style style:name="P9" style:parent-style-name="Normal" style:family="paragraph">
      <style:paragraph-properties fo:margin-top="0.1666in" fo:margin-bottom="0.1666in" fo:line-height="100%"/>
    </style:style>
    <style:style style:name="T10" style:parent-style-name="DefaultParagraphFont" style:family="text">
      <style:text-properties style:font-name="Arial" style:font-name-asian="Times New Roman" style:font-name-complex="Arial" fo:color="#000000" style:letter-kerning="false"/>
    </style:style>
    <style:style style:name="P11" style:parent-style-name="Normal" style:family="paragraph">
      <style:paragraph-properties fo:margin-top="0.1666in" fo:margin-bottom="0.1666in" fo:line-height="100%"/>
    </style:style>
    <style:style style:name="T12" style:parent-style-name="DefaultParagraphFont" style:family="text">
      <style:text-properties style:font-name="Arial" style:font-name-asian="Times New Roman" style:font-name-complex="Arial" fo:color="#000000" style:letter-kerning="false"/>
    </style:style>
    <style:style style:name="P13" style:parent-style-name="Normal" style:family="paragraph">
      <style:paragraph-properties fo:margin-top="0.1666in" fo:margin-bottom="0.1666in" fo:line-height="100%"/>
    </style:style>
    <style:style style:name="T14" style:parent-style-name="DefaultParagraphFont" style:family="text">
      <style:text-properties style:font-name="Arial" style:font-name-asian="Times New Roman" style:font-name-complex="Arial" fo:color="#000000" style:letter-kerning="false"/>
    </style:style>
    <style:style style:name="P15"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style>
    <style:style style:name="P16" style:parent-style-name="Normal" style:family="paragraph">
      <style:paragraph-properties fo:margin-top="0.1666in" fo:margin-bottom="0.1666in" fo:line-height="100%"/>
    </style:style>
    <style:style style:name="T17" style:parent-style-name="DefaultParagraphFont" style:family="text">
      <style:text-properties style:font-name="Arial" style:font-name-asian="Times New Roman" style:font-name-complex="Arial" fo:color="#000000" style:letter-kerning="false"/>
    </style:style>
    <style:style style:name="P18" style:parent-style-name="Normal" style:family="paragraph">
      <style:paragraph-properties fo:margin-top="0.1666in" fo:margin-bottom="0.1666in" fo:line-height="100%"/>
    </style:style>
    <style:style style:name="T19" style:parent-style-name="DefaultParagraphFont" style:family="text">
      <style:text-properties style:font-name="Arial" style:font-name-asian="Times New Roman" style:font-name-complex="Arial" fo:color="#000000" style:letter-kerning="false"/>
    </style:style>
    <style:style style:name="P20" style:parent-style-name="Normal" style:family="paragraph">
      <style:paragraph-properties fo:margin-top="0.1666in" fo:margin-bottom="0.1666in" fo:line-height="100%"/>
    </style:style>
    <style:style style:name="T21" style:parent-style-name="DefaultParagraphFont" style:family="text">
      <style:text-properties style:font-name="Arial" style:font-name-asian="Times New Roman" style:font-name-complex="Arial" fo:color="#000000" style:letter-kerning="false"/>
    </style:style>
    <style:style style:name="P22" style:parent-style-name="Normal" style:family="paragraph">
      <style:paragraph-properties fo:margin-top="0.1666in" fo:margin-bottom="0.1666in" fo:line-height="100%"/>
    </style:style>
    <style:style style:name="T23" style:parent-style-name="DefaultParagraphFont" style:family="text">
      <style:text-properties style:font-name="Arial" style:font-name-asian="Times New Roman" style:font-name-complex="Arial" fo:color="#000000" style:letter-kerning="false"/>
    </style:style>
    <style:style style:name="P24" style:parent-style-name="Normal" style:family="paragraph">
      <style:paragraph-properties fo:margin-top="0.1666in" fo:margin-bottom="0.1666in" fo:line-height="100%"/>
    </style:style>
    <style:style style:name="T25" style:parent-style-name="DefaultParagraphFont" style:family="text">
      <style:text-properties style:font-name="Arial" style:font-name-asian="Times New Roman" style:font-name-complex="Arial" fo:color="#000000" style:letter-kerning="false"/>
    </style:style>
  </office:automatic-styles>
  <office:body>
    <office:text text:use-soft-page-breaks="true">
      <text:p text:style-name="P1"><text:span text:style-name="T2">Diary of Ekritiz Black:</text:span></text:p>
      <text:p text:style-name="P3"><text:span text:style-name="T4">Seeing that our people have acquired arcane gifts as proof that the gods held no sway over their fate, a belief developed that, with enough understanding, they too could become as powerful as the gods. Many began to shun faith in favor of their own pursuits. Though this hurt and surprised our Creators, they understood the willfulness of their children and endured out of love and hope for redemption. But I belive that I was born in a time when many of us have begun to lose their grip. Age of Arcanum.. A time where we mortals do not know what kind of power we now possess and the danger of destroying the beautiful world we are a part of. We are so fixated on how to become and be the strongest in our age that we try to challenge even our creators. I am convinced that we mortals only actively seek our own death, instead of actually embracing the beautiful world we are a part of. But no... We manipulate everything we see, do and we mortals can never see the end of the ladder of hierarchy. Not even the gods themselves. Even if we could go against the authority of our Creators, there is always that worry that in doing so we would somehow upset the balance we have cultivated and only leave chaos in its place. What has it been since the last time I wrote in these papers? What has happened since I left these words unread? What are we planning and why must we think this way?I must admit I haven't kept the names of the others on this plot to myself. A few names are known, and few have been accused in my presence. I, too, have no idea why we are doing this, but one thing is for sure. Something has changed, it is not all what it was once. We, the civilians and pro-magic soldiers, are losing our grip on the reign of power that we once felt we could own. People are becoming more and more cynical about the politics and institutions of magic. Although I have done my best to make the world around me into a reality worthy of it's full-fledged citizens, people are beginning to mistrust me. I therefore see no other possibility of having to stop my own people.. us mortals. I have made a construction that will be able to send our creators away from this world we are a part of. By being able to harvest enough souls using one of our beacons and the construct I made. I hope to be able to create a powerful enough field to keep the gods' influence away from Exandria. But I am not sure if am able to harvest so many souls. It means that I have to carry out terrible acts against my own people. But is this for the greater good? Is it worth it? We have corrupted many souls in our pursuit of power. But what of souls like<text:s/></text:span><text:span text:style-name="T5">Zerxus</text:span><text:span text:style-name="T6">? What of the righteous souls, the good souls, the benevolent souls that the priests and clerics try to coax out of us? What of their souls?Are we so unable to see them that we are willing to sacrifice so much of the good to save our own souls? Are we willing to betray our beloved people, and our own Creators? I don't know what the end will be. But I do know this: we must stop the gods' influence before it is too late.</text:span></text:p>
      <text:p text:style-name="P7"><text:span text:style-name="T8">By: Ekrizdis Black.</text:span></text:p>
      <text:soft-page-break/>
      <text:p text:style-name="P9"><text:span text:style-name="T10">As I entered my friend’s lair, I could feel an unsettling energy in the air. The room was dimly lit, and the wizard sat hunched over a table covered in strange symbols and arcane artifacts. His eyes were wild and unfocused, and his hands trembled as he muttered to himself. He does not remember me anymore, his family or even his daughter.</text:span></text:p>
      <text:p text:style-name="P11"><text:span text:style-name="T12">I had heard rumors of the wizard's descent into madness, but I had never seen it firsthand. It was clear that something had pushed him over the edge, and I wondered what it could be.</text:span></text:p>
      <text:p text:style-name="P13"><text:span text:style-name="T14">The wizard told me of his grand plan to create a powerful construct that would bring an end to all the killing and torture of mortal men. He had spent years perfecting the spell, pouring all of his energy and resources into it. But no matter how hard he tried, the construct would not work on a large enough scale. Fortunately for me. I, who have great faith in the gods, am glad he has not got his work done. Now I can help my dear friend find peace and destroy what he has unfortunately wasted his time on.</text:span></text:p>
      <text:p text:style-name="P15"/>
      <text:p text:style-name="P16"><text:span text:style-name="T17">The frustration had driven my friend mad, and he had become obsessed with finding a way to make it work. He had turned to dark magic, sacrificing innocent lives and delving deeper into the forbidden arts. He had lost sight of his original goal, consumed by his own desire for power and control.</text:span></text:p>
      <text:p text:style-name="P18"><text:span text:style-name="T19">As I listened to the wizard's ramblings, I could feel a sense of dread creeping over me. The power he wielded was immense, and I feared what he might do if he continued down this dark path.</text:span></text:p>
      <text:p text:style-name="P20"><text:span text:style-name="T21">I left the wizard's lair with a heavy heart, knowing that there was nothing I could do to save him. He had become a danger to himself and others, a victim of his own madness and obsession. It was a stark reminder that even the most skilled and powerful wizards were not immune to the corrupting influence of magic.</text:span></text:p>
      <text:p text:style-name="P22"><text:span text:style-name="T23">RIP Ekrizdis Black. May his soul find peace.</text:span></text:p>
      <text:p text:style-name="P24"><text:span text:style-name="T25">By: Zerxus (1479 A.A).</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lrik William Zeylon</meta:initial-creator>
    <dc:creator>Ulrik William Zeylon</dc:creator>
    <meta:creation-date>2023-07-01T18:14:00Z</meta:creation-date>
    <dc:date>2023-07-01T18:14:00Z</dc:date>
    <meta:template xlink:href="Normal" xlink:type="simple"/>
    <meta:editing-cycles>1</meta:editing-cycles>
    <meta:editing-duration>PT0S</meta:editing-duration>
    <meta:document-statistic meta:page-count="2" meta:paragraph-count="9" meta:word-count="747" meta:character-count="4999" meta:row-count="35" meta:non-whitespace-character-count="4261"/>
  </office:meta>
</office:document-meta>
</file>